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4pt" officeooo:rsid="0007ed49" officeooo:paragraph-rsid="0007ed49" style:font-size-asian="44pt" style:font-size-complex="44pt"/>
    </style:style>
    <style:style style:name="P2" style:family="paragraph" style:parent-style-name="Standard">
      <style:text-properties fo:font-size="36pt" style:text-underline-style="none" fo:font-weight="normal" officeooo:rsid="0007ed49" officeooo:paragraph-rsid="0007ed49" style:font-size-asian="31.5pt" style:font-weight-asian="normal" style:font-size-complex="36pt" style:font-weight-complex="normal"/>
    </style:style>
    <style:style style:name="P3" style:family="paragraph" style:parent-style-name="Standard">
      <style:text-properties fo:color="#650953" fo:font-size="36pt" style:text-underline-style="solid" style:text-underline-width="auto" style:text-underline-color="font-color" fo:font-weight="bold" officeooo:rsid="0007ed49" officeooo:paragraph-rsid="0007ed49" style:font-size-asian="31.5pt" style:font-weight-asian="bold" style:font-size-complex="36pt" style:font-weight-complex="bold"/>
    </style:style>
    <style:style style:name="P4" style:family="paragraph" style:parent-style-name="Standard">
      <style:text-properties fo:color="#bf0041" fo:font-size="32pt" style:text-underline-style="solid" style:text-underline-width="auto" style:text-underline-color="font-color" fo:font-weight="bold" officeooo:rsid="0007ed49" officeooo:paragraph-rsid="0007ed49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bf0041" fo:font-size="32pt" style:text-underline-style="none" fo:font-weight="normal" officeooo:rsid="0007ed49" officeooo:paragraph-rsid="0009a14c" style:font-size-asian="32pt" style:font-weight-asian="normal" style:font-size-complex="32pt" style:font-weight-complex="normal"/>
    </style:style>
    <style:style style:name="P6" style:family="paragraph" style:parent-style-name="Standard">
      <style:text-properties fo:color="#bf0041" fo:font-size="14pt" style:text-underline-style="solid" style:text-underline-width="auto" style:text-underline-color="font-color" fo:font-weight="bold" officeooo:rsid="000e8e48" officeooo:paragraph-rsid="000e8e48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bf0041" fo:font-size="15pt" style:text-underline-style="none" fo:font-weight="normal" officeooo:rsid="0009a14c" officeooo:paragraph-rsid="0009a14c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bf0041" fo:font-size="15pt" style:text-underline-style="none" fo:font-weight="normal" officeooo:rsid="000a77bd" officeooo:paragraph-rsid="000a77bd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bf0041" fo:font-size="15pt" style:text-underline-style="none" fo:font-weight="normal" officeooo:rsid="000d1975" officeooo:paragraph-rsid="000d1975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bf0041" fo:font-size="15pt" style:text-underline-style="none" fo:font-weight="normal" officeooo:rsid="000d68ab" officeooo:paragraph-rsid="000d68ab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bf0041" fo:font-size="15pt" style:text-underline-style="none" fo:font-weight="normal" officeooo:rsid="0007ed49" officeooo:paragraph-rsid="0009a14c" style:font-size-asian="15pt" style:font-weight-asian="normal" style:font-size-complex="15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color="#bf0041" fo:font-size="15pt" style:text-underline-style="none" fo:font-weight="normal" officeooo:rsid="0007ed49" officeooo:paragraph-rsid="0009a14c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bf0041" fo:font-size="18pt" style:text-underline-style="solid" style:text-underline-width="auto" style:text-underline-color="font-color" fo:font-weight="normal" officeooo:rsid="0007ed49" officeooo:paragraph-rsid="0009a14c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bf0041" fo:font-size="18pt" style:text-underline-style="solid" style:text-underline-width="auto" style:text-underline-color="font-color" fo:font-weight="normal" officeooo:rsid="000a77bd" officeooo:paragraph-rsid="000a77bd" style:font-size-asian="18pt" style:font-weight-asian="normal" style:font-size-complex="18pt" style:font-weight-complex="normal"/>
    </style:style>
    <style:style style:name="P15" style:family="paragraph" style:parent-style-name="Standard">
      <style:text-properties fo:color="#c9211e" fo:font-size="32pt" style:text-underline-style="solid" style:text-underline-width="auto" style:text-underline-color="font-color" fo:font-weight="bold" officeooo:rsid="0007ed49" officeooo:paragraph-rsid="0007ed49" style:font-size-asian="32pt" style:font-weight-asian="bold" style:font-size-complex="32pt" style:font-weight-complex="bold"/>
    </style:style>
    <style:style style:name="P16" style:family="paragraph" style:parent-style-name="Standard">
      <style:text-properties fo:color="#8d1d75" fo:font-size="32pt" style:text-underline-style="solid" style:text-underline-width="auto" style:text-underline-color="font-color" fo:font-weight="bold" officeooo:rsid="0007ed49" officeooo:paragraph-rsid="0007ed49" style:font-size-asian="32pt" style:font-weight-asian="bold" style:font-size-complex="32pt" style:font-weight-complex="bold"/>
    </style:style>
    <style:style style:name="P17" style:family="paragraph" style:parent-style-name="Standard">
      <style:text-properties fo:color="#8d1d75" fo:font-size="32pt" style:text-underline-style="solid" style:text-underline-width="auto" style:text-underline-color="font-color" fo:font-weight="bold" officeooo:rsid="0007ed49" officeooo:paragraph-rsid="000e8e48" style:font-size-asian="32pt" style:font-weight-asian="bold" style:font-size-complex="3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09a14c" officeooo:paragraph-rsid="0009a14c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0a77bd" officeooo:paragraph-rsid="000a77bd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0a77bd" officeooo:paragraph-rsid="000c47c1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0a77bd" officeooo:paragraph-rsid="000c5f81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0a77bd" officeooo:paragraph-rsid="000d1975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0d1975" officeooo:paragraph-rsid="000d1975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0d68ab" officeooo:paragraph-rsid="000d68ab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5pt" style:text-underline-style="solid" style:text-underline-width="auto" style:text-underline-color="font-color" fo:font-weight="bold" officeooo:rsid="0009a14c" officeooo:paragraph-rsid="0009a14c" style:font-size-asian="13.1000003814697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5pt" style:text-underline-style="solid" style:text-underline-width="auto" style:text-underline-color="font-color" fo:font-weight="bold" officeooo:rsid="000a77bd" officeooo:paragraph-rsid="000a77bd" style:font-size-asian="13.1000003814697pt" style:font-weight-asian="bold" style:font-size-complex="15pt" style:font-weight-complex="bold"/>
    </style:style>
    <style:style style:name="T1" style:family="text">
      <style:text-properties fo:color="#c9211e"/>
    </style:style>
    <style:style style:name="T2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c9211e" style:text-underline-style="none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15pt" style:font-size-asian="13.1000003814697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officeooo:rsid="0009a14c" style:font-size-asian="13.1000003814697pt"/>
    </style:style>
    <style:style style:name="T9" style:family="text">
      <style:text-properties officeooo:rsid="000a77bd"/>
    </style:style>
    <style:style style:name="T10" style:family="text">
      <style:text-properties officeooo:rsid="000c47c1"/>
    </style:style>
    <style:style style:name="T11" style:family="text">
      <style:text-properties officeooo:rsid="000c5f81"/>
    </style:style>
    <style:style style:name="T12" style:family="text">
      <style:text-properties officeooo:rsid="000d1975"/>
    </style:style>
    <style:style style:name="T13" style:family="text">
      <style:text-properties officeooo:rsid="000d68ab"/>
    </style:style>
    <style:style style:name="T14" style:family="text">
      <style:text-properties officeooo:rsid="000e8e48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02ac6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9"/><text:span text:style-name="T2">DSA <text:s/>Project</text:span></text:p>
      <text:p text:style-name="P1"><text:span text:style-name="T3"><text:s text:c="14"/></text:span><text:span text:style-name="T2">Report</text:span></text:p>
      <text:p text:style-name="P2"><text:span text:style-name="T1"/></text:p>
      <text:p text:style-name="P3">Topic: Checkers (vari<text:span text:style-name="T16">a</text:span>ble size)</text:p>
      <text:p text:style-name="P3"/>
      <text:p text:style-name="P4">TA: Debojit Das Sir</text:p>
      <text:p text:style-name="P4"/>
      <text:p text:style-name="P15">Team 34:</text:p>
      <text:p text:style-name="P4">Members:</text:p>
      <text:p text:style-name="P6">(<text:span text:style-name="T5">name is in lexicographical order)</text:span></text:p>
      <text:p text:style-name="P4"/>
      <text:p text:style-name="P16">1. Hardik Gupta</text:p>
      <text:p text:style-name="P16"><text:span text:style-name="T14">2</text:span>. Mayank Shukla</text:p>
      <text:p text:style-name="P17"><text:span text:style-name="T14">3</text:span>. Nachiket Patil</text:p>
      <text:p text:style-name="P16">4. Rahul Garg</text:p>
      <text:p text:style-name="P16">5. Sukhjinder Kumar</text:p>
      <text:p text:style-name="P4"/>
      <text:p text:style-name="P5"><text:s/></text:p>
      <text:p text:style-name="P5"><text:span text:style-name="T6"/></text:p>
      <text:p text:style-name="P13">Work Division:</text:p>
      <text:p text:style-name="P11"><text:soft-page-break/><text:s text:c="16"/><text:s text:c="6"/></text:p>
      <text:list xml:id="list4147225408" text:style-name="L1">
        <text:list-item>
          <text:p text:style-name="P12"><text:span text:style-name="T8">Mayank Shukla:</text:span></text:p>
        </text:list-item>
      </text:list>
      <text:p text:style-name="P7"/>
      <text:p text:style-name="P25">Worked On:</text:p>
      <text:p text:style-name="P25"/>
      <text:p text:style-name="P18">1. Undo function.</text:p>
      <text:p text:style-name="P18">2. Review function.</text:p>
      <text:p text:style-name="P18"><text:tab/> <text:s text:c="7"/>Created Stack, ‘push’ to push current game state into stack</text:p>
      <text:p text:style-name="P18">3. Toss function.</text:p>
      <text:p text:style-name="P18">4. Rule function.</text:p>
      <text:p text:style-name="P18"><text:tab/><text:tab/>Written Rules of checkers in a txt file and added that file in <text:tab/><text:tab/><text:tab/>program.</text:p>
      <text:p text:style-name="P18">5. Instruction function.</text:p>
      <text:p text:style-name="P18"><text:s/><text:tab/><text:tab/>Written instruction of how to play the game and their respective <text:tab/><text:tab/><text:tab/>control keys in a txt file and added that file in program. </text:p>
      <text:p text:style-name="P18">6. Restart function:</text:p>
      <text:p text:style-name="P18"><text:tab/><text:tab/>To restart the game and clear the stack of previous game</text:p>
      <text:p text:style-name="P18"><text:tab/><text:tab/>Added clear_stack funtion.</text:p>
      <text:p text:style-name="P18">7. Quit function:</text:p>
      <text:p text:style-name="P18"><text:tab/><text:tab/><text:span text:style-name="T9">To quit the game in between.</text:span></text:p>
      <text:p text:style-name="P19">8. Multi capture:</text:p>
      <text:p text:style-name="P19"><text:tab/><text:tab/>Added multi capture thing inside controller function for 2-player <text:s text:c="2"/><text:tab/><text:tab/>game as well as for bot.</text:p>
      <text:p text:style-name="P19">9. Control keys:</text:p>
      <text:p text:style-name="P19"><text:tab/><text:tab/>Added control keys inside controller function and several <text:tab/><text:tab/><text:tab/><text:tab/>instructions for smooth play of game.</text:p>
      <text:p text:style-name="P19">10. Play_simple_move function:</text:p>
      <text:p text:style-name="P19"><text:tab/><text:tab/>This function is used in k_state to play simple move.</text:p>
      <text:p text:style-name="P19"/>
      <text:p text:style-name="P26">Bug fixed:</text:p>
      <text:p text:style-name="P26"/>
      <text:p text:style-name="P19"/>
      <text:p text:style-name="P19">1. CapturePossible function:</text:p>
      <text:p text:style-name="P19"><text:tab/><text:tab/>Added that given direction is legal or not which is given by player.</text:p>
      <text:p text:style-name="P19"><text:tab/><text:tab/>Can not use isLegal function for that because isLegal fuction itself <text:tab/><text:tab/>uses CapturePossible inside it.</text:p>
      <text:p text:style-name="P19">2. Move Entries:</text:p>
      <text:p text:style-name="P19"><text:tab/><text:tab/>Added whether piece is king or not.</text:p>
      <text:p text:style-name="P19"/>
      <text:p text:style-name="P19"/>
      <text:p text:style-name="P19"/>
      <text:p text:style-name="P19"/>
      <text:p text:style-name="P14"><text:soft-page-break/>Complexity Analysis of these function:</text:p>
      <text:p text:style-name="P19"/>
      <text:p text:style-name="P19">1. Undo:</text:p>
      <text:p text:style-name="P19"><text:tab/><text:span text:style-name="T10">Complexity: <text:s text:c="2"/>O(1)</text:span></text:p>
      <text:p text:style-name="P19"><text:tab/><text:span text:style-name="T10">Explanation:</text:span></text:p>
      <text:p text:style-name="P20"><text:s/><text:tab/><text:span text:style-name="T10">Used Doubly linked and pop out top element from stack in constant time.</text:span></text:p>
      <text:p text:style-name="P20"><text:span text:style-name="T10">2. Review:</text:span></text:p>
      <text:p text:style-name="P20"><text:span text:style-name="T10"><text:tab/>Complexity: <text:s text:c="2"/>O(n)</text:span></text:p>
      <text:p text:style-name="P20"><text:span text:style-name="T10"><text:tab/>Explanation:</text:span></text:p>
      <text:p text:style-name="P21"><text:span text:style-name="T10"><text:tab/>Traverse the entire linked list and print all game states. </text:span><text:span text:style-name="T11">Here n is number <text:tab/>of elements in stack.</text:span></text:p>
      <text:p text:style-name="P21"><text:span text:style-name="T11">3. Toss:</text:span></text:p>
      <text:p text:style-name="P21"><text:span text:style-name="T10"><text:tab/></text:span><text:span text:style-name="T11">Complexity : constant time.</text:span></text:p>
      <text:p text:style-name="P21"><text:span text:style-name="T11">4. Rule </text:span><text:span text:style-name="T12">and Instruction</text:span><text:span text:style-name="T11">:</text:span></text:p>
      <text:p text:style-name="P21"><text:span text:style-name="T10"><text:tab/></text:span><text:span text:style-name="T11">Complexity: </text:span><text:span text:style-name="T12">O(1)</text:span></text:p>
      <text:p text:style-name="P22"><text:tab/><text:span text:style-name="T12">Explanation:</text:span></text:p>
      <text:p text:style-name="P22"><text:span text:style-name="T12"><text:tab/>Read the file rule_book.txt and instruction.txt and print that.</text:span></text:p>
      <text:p text:style-name="P23">5. Restart:</text:p>
      <text:p text:style-name="P23"><text:tab/>Complexity: O(n)</text:p>
      <text:p text:style-name="P23"><text:tab/>Explanation:</text:p>
      <text:p text:style-name="P23"><text:tab/>It clears the stack by using clear_stack function inside it. Here n is <text:tab/>number of elements in stack.</text:p>
      <text:p text:style-name="P23">6. <text:span text:style-name="T13">Quit:</text:span></text:p>
      <text:p text:style-name="P23"><text:tab/><text:span text:style-name="T13">Complexity: If player wish to review while quitting then it will take O(n) <text:tab/>time else O(1).</text:span></text:p>
      <text:p text:style-name="P24">7. Multi Capture:</text:p>
      <text:p text:style-name="P24"><text:tab/>Complexity: O(1)</text:p>
      <text:p text:style-name="P24"><text:tab/>Explanation:</text:p>
      <text:p text:style-name="P24"><text:tab/>for loop runs constant number of time.</text:p>
      <text:p text:style-name="P24">8. Play_simple_move:</text:p>
      <text:p text:style-name="P24"><text:tab/><text:span text:style-name="T14">Complexity: O(1)</text:span></text:p>
      <text:p text:style-name="P24"><text:tab/><text:span text:style-name="T14">for loop runs constant number of time.</text:span></text:p>
      <text:p text:style-name="P24"/>
      <text:p text:style-name="P10"/>
      <text:p text:style-name="P10"><text:tab/></text:p>
      <text:p text:style-name="P9"><text:tab/></text:p>
      <text:p text:style-name="P9"/>
      <text:p text:style-name="P9"><text:tab/><text:tab/></text:p>
      <text:p text:style-name="P8"/>
      <text:p text:style-name="P8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9:13:44.679827510</meta:creation-date>
    <dc:date>2021-05-08T10:56:16.561864455</dc:date>
    <meta:editing-duration>PT29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74" meta:word-count="353" meta:character-count="2239" meta:non-whitespace-character-count="1827"/>
  </office:meta>
</office:document-meta>
</file>